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5.625in" style:use-optimal-column-width="false"/>
    </style:style>
    <style:style style:name="Table2" style:family="table">
      <style:table-properties style:width="15.625in" fo:margin-left="0in" table:align="left"/>
    </style:style>
    <style:style style:name="TableRow4" style:family="table-row">
      <style:table-row-properties style:min-row-height="0.4166in" style:use-optimal-row-height="false"/>
    </style:style>
    <style:style style:name="TableCell5" style:family="table-cell">
      <style:table-cell-properties fo:border="0in none #ABABAB" style:writing-mode="lr-tb" style:vertical-align="middle" fo:padding-top="0in" fo:padding-left="0.125in" fo:padding-bottom="0in" fo:padding-right="0.125in"/>
    </style:style>
    <style:style style:name="T6" style:parent-style-name="DefaultParagraphFont" style:family="text">
      <style:text-properties fo:background-color="#FF00FF"/>
    </style:style>
    <style:style style:name="T7" style:parent-style-name="DefaultParagraphFont" style:family="text">
      <style:text-properties fo:font-weight="bold" style:font-weight-asian="bold" style:font-weight-complex="bold" fo:background-color="#FF00FF"/>
    </style:style>
    <style:style style:name="T8" style:parent-style-name="DefaultParagraphFont" style:family="text">
      <style:text-properties fo:background-color="#FF00FF"/>
    </style:style>
    <style:style style:name="T9" style:parent-style-name="DefaultParagraphFont" style:family="text">
      <style:text-properties fo:background-color="#FF00FF"/>
    </style:style>
    <style:style style:name="P10" style:parent-style-name="Normal" style:list-style-name="LFO2" style:family="paragraph">
      <style:text-properties fo:background-color="#FF00FF"/>
    </style:style>
    <style:style style:name="P11" style:parent-style-name="Normal" style:list-style-name="LFO2" style:family="paragraph">
      <style:paragraph-properties fo:border="0.0034in solid #000000" fo:padding="0in" style:shadow="none" fo:margin-top="0.0694in" fo:margin-bottom="0.0694in" fo:line-height="100%" fo:background-color="#1A1A1A">
        <style:background-fill draw:fill="solid" draw:fill-color="#1A1A1A"/>
      </style:paragraph-properties>
      <style:text-properties style:font-name="Segoe UI" style:font-name-asian="Times New Roman" style:font-name-complex="Segoe UI" fo:color="#FFFFFF" style:letter-kerning="false" fo:font-size="12pt" style:font-size-asian="12pt" style:font-size-complex="12pt" fo:background-color="#FF00FF" style:language-asian="en" style:country-asian="IN"/>
    </style:style>
    <style:style style:name="P12" style:parent-style-name="Normal" style:list-style-name="LFO2" style:family="paragraph">
      <style:paragraph-properties fo:border="0.0034in solid #000000" fo:padding="0in" style:shadow="none" fo:margin-top="0.0694in" fo:margin-bottom="0.0694in" fo:line-height="100%" fo:background-color="#1A1A1A">
        <style:background-fill draw:fill="solid" draw:fill-color="#1A1A1A"/>
      </style:paragraph-properties>
      <style:text-properties style:font-name="Segoe UI" style:font-name-asian="Times New Roman" style:font-name-complex="Segoe UI" fo:color="#FFFFFF" style:letter-kerning="false" fo:font-size="12pt" style:font-size-asian="12pt" style:font-size-complex="12pt" fo:background-color="#FF00FF" style:language-asian="en" style:country-asian="IN"/>
    </style:style>
    <style:style style:name="P13" style:parent-style-name="Normal" style:list-style-name="LFO2" style:family="paragraph">
      <style:paragraph-properties fo:border="0.0034in solid #000000" fo:padding="0in" style:shadow="none" fo:margin-top="0.0694in" fo:margin-bottom="0.0694in" fo:line-height="100%" fo:background-color="#1A1A1A">
        <style:background-fill draw:fill="solid" draw:fill-color="#1A1A1A"/>
      </style:paragraph-properties>
      <style:text-properties style:font-name="Segoe UI" style:font-name-asian="Times New Roman" style:font-name-complex="Segoe UI" fo:color="#FFFFFF" style:letter-kerning="false" fo:font-size="12pt" style:font-size-asian="12pt" style:font-size-complex="12pt" style:language-asian="en" style:country-asian="IN"/>
    </style:style>
    <style:style style:name="P14" style:parent-style-name="Normal" style:list-style-name="LFO2" style:family="paragraph">
      <style:paragraph-properties fo:border="0.0034in solid #000000" fo:padding="0in" style:shadow="none" fo:margin-top="0.0694in" fo:margin-bottom="0.0694in" fo:line-height="100%" fo:background-color="#1A1A1A">
        <style:background-fill draw:fill="solid" draw:fill-color="#1A1A1A"/>
      </style:paragraph-properties>
      <style:text-properties style:font-name="Segoe UI" style:font-name-asian="Times New Roman" style:font-name-complex="Segoe UI" fo:color="#FFFFFF" style:letter-kerning="false" fo:font-size="12pt" style:font-size-asian="12pt" style:font-size-complex="12pt" style:language-asian="en" style:country-asian="IN"/>
    </style:style>
    <style:style style:name="P15" style:parent-style-name="Normal" style:list-style-name="LFO2" style:family="paragraph">
      <style:paragraph-properties fo:border="0.0034in solid #000000" fo:padding="0in" style:shadow="none" fo:margin-top="0.0694in" fo:margin-bottom="0.0694in" fo:line-height="100%" fo:background-color="#1A1A1A">
        <style:background-fill draw:fill="solid" draw:fill-color="#1A1A1A"/>
      </style:paragraph-properties>
      <style:text-properties style:font-name="Segoe UI" style:font-name-asian="Times New Roman" style:font-name-complex="Segoe UI" fo:color="#FFFFFF" style:letter-kerning="false" fo:font-size="12pt" style:font-size-asian="12pt" style:font-size-complex="12pt" style:language-asian="en" style:country-asian="IN"/>
    </style:style>
    <style:style style:name="P16" style:parent-style-name="Normal" style:family="paragraph">
      <style:paragraph-properties fo:border="0.0034in solid #000000" fo:padding="0in" style:shadow="none" fo:margin-top="0.0694in" fo:margin-bottom="0.0694in" fo:line-height="100%" fo:background-color="#1A1A1A">
        <style:background-fill draw:fill="solid" draw:fill-color="#1A1A1A"/>
      </style:paragraph-properties>
    </style:style>
    <style:style style:name="T17" style:parent-style-name="DefaultParagraphFont" style:family="text">
      <style:text-properties style:font-name="Segoe UI" style:font-name-asian="Times New Roman" style:font-name-complex="Segoe UI" fo:color="#FFFFFF" style:letter-kerning="false" fo:font-size="12pt" style:font-size-asian="12pt" style:font-size-complex="12pt" style:language-asian="en" style:country-asian="IN"/>
    </style:style>
    <style:style style:name="T18" style:parent-style-name="DefaultParagraphFont" style:family="text">
      <style:text-properties style:font-name="Wingdings" style:font-name-asian="Wingdings" style:font-name-complex="Wingdings" fo:color="#FFFFFF" style:letter-kerning="false" fo:font-size="12pt" style:font-size-asian="12pt" style:font-size-complex="12pt" style:language-asian="en" style:country-asian="IN"/>
    </style:style>
    <style:style style:name="T19" style:parent-style-name="DefaultParagraphFont" style:family="text">
      <style:text-properties style:font-name="Segoe UI" style:font-name-asian="Times New Roman" style:font-name-complex="Segoe UI" fo:color="#FFFFFF" style:letter-kerning="false" fo:font-size="12pt" style:font-size-asian="12pt" style:font-size-complex="12pt" style:language-asian="en" style:country-asian="IN"/>
    </style:style>
    <style:style style:name="P20" style:parent-style-name="Normal" style:family="paragraph">
      <style:paragraph-properties fo:margin-left="0.5in">
        <style:tab-stops/>
      </style:paragraph-properties>
    </style:style>
    <style:style style:name="P21" style:parent-style-name="NormalWeb" style:list-style-name="LFO6" style:family="paragraph">
      <style:paragraph-properties fo:margin-top="0in" fo:margin-bottom="0in" fo:background-color="#0E1113">
        <style:background-fill draw:fill="solid" draw:fill-color="#0E1113"/>
      </style:paragraph-properties>
    </style:style>
    <style:style style:name="T22" style:parent-style-name="Strong" style:family="text">
      <style:text-properties style:font-name="Segoe UI" style:font-name-asian="Times New Roman" style:font-name-complex="Segoe UI" fo:color="#B7CAD4" fo:font-size="10.5pt" style:font-size-asian="10.5pt" style:font-size-complex="10.5pt"/>
    </style:style>
    <style:style style:name="T23" style:parent-style-name="DefaultParagraphFont" style:family="text">
      <style:text-properties style:font-name="Segoe UI" style:font-name-complex="Segoe UI" fo:color="#B7CAD4" fo:font-size="10.5pt" style:font-size-asian="10.5pt" style:font-size-complex="10.5pt"/>
    </style:style>
    <style:style style:name="P24" style:parent-style-name="Normal" style:list-style-name="LFO6" style:family="paragraph"/>
    <style:style style:name="P25" style:parent-style-name="Normal" style:list-style-name="LFO6" style:family="paragraph"/>
    <style:style style:name="T2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rainee engineer – 2 months</text:p>
      <text:p text:style-name="Normal">Software engineer -1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Normal"><text:span text:style-name="T6">The Big Four Firms</text:span><text:line-break/>Deloitte (The largest of the four),PwC (PricewaterhouseCoopers,EY (Ernst &amp; Young),KPMG</text:p>
          </table:table-cell>
        </table:table-row>
      </table:table>
      <text:p text:style-name="Normal"/>
      <text:p text:style-name="Normal"><text:span text:style-name="T7">6-week internship:</text:span></text:p>
      <text:p text:style-name="Normal">Daily routine<text:span text:style-name="T8">: 8 AM to 8 PM</text:span><text:s/>(Only during intern phase)</text:p>
      <text:p text:style-name="Normal"><text:span text:style-name="T9">Weekly tests + interviews</text:span></text:p>
      <text:p text:style-name="Normal">End-to-end project</text:p>
      <text:p text:style-name="Normal">70% success rate (according to them) in converting to a full-time offer</text:p>
      <text:p text:style-name="Normal">=====&gt;&gt;&gt;&gt;&gt;</text:p>
      <text:list text:style-name="LFO2" text:continue-numbering="true">
        <text:list-item>
          <text:p text:style-name="P10">Base<text:s/>Salary: ₹ 630,000</text:p>
        </text:list-item>
        <text:list-item>
          <text:p text:style-name="P11">Bonus: ₹ 105,000 ( performance )</text:p>
        </text:list-item>
        <text:list-item>
          <text:p text:style-name="P12">Signing Bonus: ₹ 75,000</text:p>
        </text:list-item>
        <text:list-item>
          <text:p text:style-name="P13"/>
        </text:list-item>
        <text:list-item>
          <text:p text:style-name="P14">Total compensation (Salary + Bonus): ₹ 810,000</text:p>
        </text:list-item>
        <text:list-item>
          <text:p text:style-name="P15">Benefits: free food 3 times a day + appraisal twice a year + other hashedin benefits</text:p>
        </text:list-item>
      </text:list>
      <text:p text:style-name="P16"><text:span text:style-name="T17">====</text:span><text:span text:style-name="T18"></text:span><text:span text:style-name="T19">&gt;</text:span></text:p>
      <text:p text:style-name="P20"/>
      <text:list text:style-name="LFO6" text:continue-numbering="true">
        <text:list-item>
          <text:p text:style-name="P21"><text:span text:style-name="T22">Final Result Date:</text:span><text:span text:style-name="T23"> Offer letter received within a week</text:span></text:p>
        </text:list-item>
        <text:list-item>
          <text:p text:style-name="P24"/>
        </text:list-item>
        <text:list-item>
          <text:p text:style-name="P25"><text:span text:style-name="T26">Joining Bonus:</text:span> ₹75,000 (one-time, first year only)</text:p>
        </text:list-item>
      </text:list>
      <text:p text:style-name="Normal"/>
      <text:p text:style-name="Normal"/>
      <text:p text:style-name="Normal">**************************************************************************************************************************************</text:p>
      <text:p text:style-name="Normal">Week 1: The "Java Professional" Week</text:p>
      <text:p text:style-name="Normal">Goal: Stop writing college code. Start writing corporate code.</text:p>
      <text:p text:style-name="Normal"/>
      <text:p text:style-name="Normal">To Do:</text:p>
      <text:p text:style-name="Normal"/>
      <text:p text:style-name="Normal">Learn Java 8 Streams &amp; Lambdas perfectly. (You will use stream().filter().map() every day).</text:p>
      <text:p text:style-name="Normal"/>
      <text:p text:style-name="Normal">Learn JUnit &amp; Mockito.</text:p>
      <text:p text:style-name="Normal"/>
      <text:p text:style-name="Normal">Task: Take your old "Spring Boot Project" and write Unit Tests for the Service layer.</text:p>
      <text:p text:style-name="Normal"/>
      <text:p text:style-name="Normal">Week 2: The "TypeScript" Week</text:p>
      <text:p text:style-name="Normal">Goal: Switch from .js to .ts.</text:p>
      <text:p text:style-name="Normal"/>
      <text:p text:style-name="Normal">To Do:</text:p>
      <text:p text:style-name="Normal"/>
      <text:p text:style-name="Normal">Watch a "React with TypeScript" crash course (1-2 hours).</text:p>
      <text:p text:style-name="Normal"/>
      <text:p text:style-name="Normal">Understand interface Props and strong typing.</text:p>
      <text:p text:style-name="Normal"/>
      <text:p text:style-name="Normal">Task: Build a simple "Todo List" using React + TypeScript + Tailwind CSS.</text:p>
      <text:p text:style-name="Normal"/>
      <text:p text:style-name="Normal">Week 3: The "Git Master" Week</text:p>
      <text:p text:style-name="Normal">Goal: Don't be the intern who breaks the codebase.</text:p>
      <text:p text:style-name="Normal"/>
      <text:p text:style-name="Normal">To Do:</text:p>
      <text:p text:style-name="Normal"/>
      <text:p text:style-name="Normal">Learn these commands by heart: git rebase, git merge, git stash, git cherry-pick.</text:p>
      <text:p text:style-name="Normal"/>
      <text:p text:style-name="Normal">Understand "Pull Requests" (PRs).</text:p>
      <text:p text:style-name="Normal"/>
      <text:p text:style-name="Normal">Task: Create a dummy repository. Create a "feature branch," make changes, and merge it back to "main" using a Pull Request.</text:p>
      <text:p text:style-name="Normal"/>
      <text:p text:style-name="Normal">Week 4: The "Deployment" Week</text:p>
      <text:p text:style-name="Normal">Goal: Learn how to ship code.</text:p>
      <text:p text:style-name="Normal"/>
      <text:p text:style-name="Normal">To Do:</text:p>
      <text:p text:style-name="Normal"/>
      <text:p text:style-name="Normal">Install Docker Desktop.</text:p>
      <text:p text:style-name="Normal"/>
      <text:p text:style-name="Normal">Learn how to write a Dockerfile.</text:p>
      <text:p text:style-name="Normal"/>
      <text:p text:style-name="Normal">Task: Run your Week 1 Java app inside a Docker container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oja Chauhan</meta:initial-creator>
    <dc:creator>Pooja Chauhan</dc:creator>
    <meta:creation-date>2026-01-27T05:08:00Z</meta:creation-date>
    <dc:date>2026-01-29T17:33:00Z</dc:date>
    <meta:template xlink:href="Normal.dotm" xlink:type="simple"/>
    <meta:editing-cycles>3</meta:editing-cycles>
    <meta:editing-duration>PT217500S</meta:editing-duration>
    <meta:document-statistic meta:page-count="1" meta:paragraph-count="3" meta:word-count="284" meta:character-count="1904" meta:row-count="13" meta:non-whitespace-character-count="1623"/>
  </office:meta>
</office:document-meta>
</file>